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325.36pt"/>
    </style:style>
    <style:style style:name="co3" style:family="table-column">
      <style:table-column-properties fo:break-before="auto" style:column-width="79.26pt"/>
    </style:style>
    <style:style style:name="co4" style:family="table-column">
      <style:table-column-properties fo:break-before="auto" style:column-width="104.4pt"/>
    </style:style>
    <style:style style:name="co5" style:family="table-column">
      <style:table-column-properties fo:break-before="auto" style:column-width="38.89pt"/>
    </style:style>
    <style:style style:name="co6" style:family="table-column">
      <style:table-column-properties fo:break-before="auto" style:column-width="99.04pt"/>
    </style:style>
    <style:style style:name="co7" style:family="table-column">
      <style:table-column-properties fo:break-before="auto" style:column-width="87.65pt"/>
    </style:style>
    <style:style style:name="co8" style:family="table-column">
      <style:table-column-properties fo:break-before="auto" style:column-width="76.96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7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P: Produto (A produção total da economia em bens e serviços)</text:p>
          </table:table-cell>
          <table:table-cell table:style-name="ce2" table:number-columns-repeated="4"/>
          <table:table-cell table:style-name="ce9" office:value-type="string" calcext:value-type="string">
            <text:p>Investidores</text:p>
          </table:table-cell>
          <table:table-cell table:style-name="ce9"/>
          <table:table-cell table:style-name="ce9" office:value-type="string" calcext:value-type="string">
            <text:p>Consumidores</text:p>
          </table:table-cell>
          <table:table-cell table:style-name="ce2" table:number-columns-repeated="4"/>
          <table:table-cell table:number-columns-repeated="1012"/>
        </table:table-row>
        <table:table-row table:style-name="ro1">
          <table:table-cell table:style-name="ce1" office:value-type="string" calcext:value-type="string">
            <text:p>Y: renda agregada (salários, lucros, aluguéis, pensões etc)</text:p>
          </table:table-cell>
          <table:table-cell table:style-name="ce2"/>
          <table:table-cell table:style-name="ce6" table:formula="of:=SUM([.H3:.I27])" office:value-type="float" office:value="319999.9905" calcext:value-type="float">
            <text:p>319999.9905</text:p>
          </table:table-cell>
          <table:table-cell table:style-name="ce2" table:number-columns-repeated="2"/>
          <table:table-cell table:style-name="ce2" office:value-type="string" calcext:value-type="string">
            <text:p>Kassio</text:p>
          </table:table-cell>
          <table:table-cell table:style-name="ce2"/>
          <table:table-cell table:style-name="ce2" office:value-type="string" calcext:value-type="string">
            <text:p>Rafael</text:p>
          </table:table-cell>
          <table:table-cell table:style-name="ce2" office:value-type="string" calcext:value-type="string">
            <text:p>Andrea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3" office:value-type="string" calcext:value-type="string">
            <text:p>P = Y</text:p>
          </table:table-cell>
          <table:table-cell table:style-name="ce6"/>
          <table:table-cell table:style-name="ce2" table:number-columns-repeated="2"/>
          <table:table-cell table:style-name="ce2" office:value-type="float" office:value="160000" calcext:value-type="float">
            <text:p>160000</text:p>
          </table:table-cell>
          <table:table-cell table:style-name="ce2"/>
          <table:table-cell table:style-name="ce2" office:value-type="float" office:value="120000" calcext:value-type="float">
            <text:p>120000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2" table:number-columns-repeated="5"/>
          <table:table-cell table:style-name="ce2" table:formula="of:=[.H3]/[.C$25]" office:value-type="float" office:value="60000" calcext:value-type="float">
            <text:p>60000</text:p>
          </table:table-cell>
          <table:table-cell table:style-name="ce2" table:formula="of:=[.I3]/[.C$25]" office:value-type="float" office:value="20000" calcext:value-type="float">
            <text:p>20000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C: Consumo agregado</text:p>
          </table:table-cell>
          <table:table-cell table:style-name="ce2"/>
          <table:table-cell table:style-name="ce6" table:formula="of:=[.C14]" office:value-type="float" office:value="160999.9952" calcext:value-type="float">
            <text:p>160999.9952</text:p>
          </table:table-cell>
          <table:table-cell table:style-name="ce2" table:number-columns-repeated="4"/>
          <table:table-cell table:style-name="ce2" table:formula="of:=[.H4]/[.C$25]" office:value-type="float" office:value="30000" calcext:value-type="float">
            <text:p>30000</text:p>
          </table:table-cell>
          <table:table-cell table:style-name="ce2" table:formula="of:=[.I4]/[.C$25]" office:value-type="float" office:value="10000" calcext:value-type="float">
            <text:p>10000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I: Investimento agregado</text:p>
          </table:table-cell>
          <table:table-cell table:style-name="ce2"/>
          <table:table-cell table:style-name="ce6" table:formula="of:=SUM([.F3:.F14])" office:value-type="float" office:value="160000" calcext:value-type="float">
            <text:p>160000</text:p>
          </table:table-cell>
          <table:table-cell table:style-name="ce2" table:number-columns-repeated="4"/>
          <table:table-cell table:style-name="ce2" table:formula="of:=[.H5]/[.C$25]" office:value-type="float" office:value="15000" calcext:value-type="float">
            <text:p>15000</text:p>
          </table:table-cell>
          <table:table-cell table:style-name="ce2" table:formula="of:=[.I5]/[.C$25]" office:value-type="float" office:value="5000" calcext:value-type="float">
            <text:p>5000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S: Poupança agregada</text:p>
          </table:table-cell>
          <table:table-cell table:style-name="ce2"/>
          <table:table-cell table:style-name="ce6" table:formula="of:=[.C12]" office:value-type="float" office:value="158999.9952" calcext:value-type="float">
            <text:p>158999.9952</text:p>
          </table:table-cell>
          <table:table-cell table:style-name="ce2" table:number-columns-repeated="4"/>
          <table:table-cell table:style-name="ce2" table:formula="of:=[.H6]/[.C$25]" office:value-type="float" office:value="7500" calcext:value-type="float">
            <text:p>7500</text:p>
          </table:table-cell>
          <table:table-cell table:style-name="ce2" table:formula="of:=[.I6]/[.C$25]" office:value-type="float" office:value="2500" calcext:value-type="float">
            <text:p>2500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Pmgc: propensão marginal a consumir</text:p>
          </table:table-cell>
          <table:table-cell table:style-name="ce2"/>
          <table:table-cell table:style-name="ce7" office:value-type="float" office:value="0.5" calcext:value-type="float">
            <text:p>0.5</text:p>
          </table:table-cell>
          <table:table-cell table:style-name="ce2" table:number-columns-repeated="4"/>
          <table:table-cell table:style-name="ce2" table:formula="of:=[.H7]/[.C$25]" office:value-type="float" office:value="3750" calcext:value-type="float">
            <text:p>3750</text:p>
          </table:table-cell>
          <table:table-cell table:style-name="ce2" table:formula="of:=[.I7]/[.C$25]" office:value-type="float" office:value="1250" calcext:value-type="float">
            <text:p>1250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A: Gasto Autônomo (despesa que independe da renda)</text:p>
          </table:table-cell>
          <table:table-cell table:style-name="ce2"/>
          <table:table-cell table:style-name="ce6"/>
          <table:table-cell table:style-name="ce2" table:number-columns-repeated="4"/>
          <table:table-cell table:style-name="ce2" table:formula="of:=[.H8]/[.C$25]" office:value-type="float" office:value="1875" calcext:value-type="float">
            <text:p>1875</text:p>
          </table:table-cell>
          <table:table-cell table:style-name="ce2" table:formula="of:=[.I8]/[.C$25]" office:value-type="float" office:value="625" calcext:value-type="float">
            <text:p>625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3" office:value-type="string" calcext:value-type="string">
            <text:p>Y = C + I = C + S</text:p>
          </table:table-cell>
          <table:table-cell table:style-name="ce8" table:formula="of:=([.C6]+[.C5])" office:value-type="float" office:value="320999.9952" calcext:value-type="float">
            <text:p>320999.9952</text:p>
          </table:table-cell>
          <table:table-cell table:style-name="ce2" table:number-columns-repeated="4"/>
          <table:table-cell table:style-name="ce2" table:formula="of:=[.H9]/[.C$25]" office:value-type="float" office:value="937.5" calcext:value-type="float">
            <text:p>937.5</text:p>
          </table:table-cell>
          <table:table-cell table:style-name="ce2" table:formula="of:=[.I9]/[.C$25]" office:value-type="float" office:value="312.5" calcext:value-type="float">
            <text:p>312.5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table:number-columns-repeated="7"/>
          <table:table-cell table:style-name="ce2" table:formula="of:=[.H10]/[.C$25]" office:value-type="float" office:value="468.75" calcext:value-type="float">
            <text:p>468.75</text:p>
          </table:table-cell>
          <table:table-cell table:style-name="ce2" table:formula="of:=[.I10]/[.C$25]" office:value-type="float" office:value="156.25" calcext:value-type="float">
            <text:p>156.25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3" office:value-type="string" calcext:value-type="string">
            <text:p>S = Y - C</text:p>
          </table:table-cell>
          <table:table-cell table:style-name="ce6" table:formula="of:=[.C2]-[.C14]" office:value-type="float" office:value="158999.9952" calcext:value-type="float">
            <text:p>158999.9952</text:p>
          </table:table-cell>
          <table:table-cell table:style-name="ce2" table:number-columns-repeated="4"/>
          <table:table-cell table:style-name="ce2" table:formula="of:=[.H11]/[.C$25]" office:value-type="float" office:value="234.375" calcext:value-type="float">
            <text:p>234.375</text:p>
          </table:table-cell>
          <table:table-cell table:style-name="ce2" table:formula="of:=[.I11]/[.C$25]" office:value-type="float" office:value="78.125" calcext:value-type="float">
            <text:p>78.125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5" office:value-type="string" calcext:value-type="string">
            <text:p>Co</text:p>
          </table:table-cell>
          <table:table-cell table:style-name="ce6" office:value-type="float" office:value="1000" calcext:value-type="float">
            <text:p>1000</text:p>
          </table:table-cell>
          <table:table-cell table:style-name="ce2" table:number-columns-repeated="4"/>
          <table:table-cell table:style-name="ce2" table:formula="of:=[.H12]/[.C$25]" office:value-type="float" office:value="117.1875" calcext:value-type="float">
            <text:p>117.1875</text:p>
          </table:table-cell>
          <table:table-cell table:style-name="ce2" table:formula="of:=[.I12]/[.C$25]" office:value-type="float" office:value="39.0625" calcext:value-type="float">
            <text:p>39.0625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3" office:value-type="string" calcext:value-type="string">
            <text:p>C = Co + pmgc Y</text:p>
          </table:table-cell>
          <table:table-cell table:style-name="ce6" table:formula="of:=[.C13]+[.C8]*[.C2]" office:value-type="float" office:value="160999.9952" calcext:value-type="float">
            <text:p>160999.9952</text:p>
          </table:table-cell>
          <table:table-cell table:style-name="ce2" table:number-columns-repeated="4"/>
          <table:table-cell table:style-name="ce2" table:formula="of:=[.H13]/[.C$25]" office:value-type="float" office:value="58.59375" calcext:value-type="float">
            <text:p>58.59375</text:p>
          </table:table-cell>
          <table:table-cell table:style-name="ce2" table:formula="of:=[.I13]/[.C$25]" office:value-type="float" office:value="19.53125" calcext:value-type="float">
            <text:p>19.53125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1"/>
          <table:table-cell table:style-name="ce2" table:number-columns-repeated="5"/>
          <table:table-cell table:style-name="ce2" table:formula="of:=[.H14]/[.C$25]" office:value-type="float" office:value="29.296875" calcext:value-type="float">
            <text:p>29.296875</text:p>
          </table:table-cell>
          <table:table-cell table:style-name="ce2" table:formula="of:=[.I14]/[.C$25]" office:value-type="float" office:value="9.765625" calcext:value-type="float">
            <text:p>9.765625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Y = C + I</text:p>
          </table:table-cell>
          <table:table-cell table:style-name="ce2" table:number-columns-repeated="6"/>
          <table:table-cell table:style-name="ce2" table:formula="of:=[.H15]/[.C$25]" office:value-type="float" office:value="14.6484375" calcext:value-type="float">
            <text:p>14.6484375</text:p>
          </table:table-cell>
          <table:table-cell table:style-name="ce2" table:formula="of:=[.I15]/[.C$25]" office:value-type="float" office:value="4.8828125" calcext:value-type="float">
            <text:p>4.8828125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Y = (Co + pmgc Y) + I</text:p>
          </table:table-cell>
          <table:table-cell table:style-name="ce2" table:number-columns-repeated="6"/>
          <table:table-cell table:style-name="ce2" table:formula="of:=[.H16]/[.C$25]" office:value-type="float" office:value="7.32421875" calcext:value-type="float">
            <text:p>7.32421875</text:p>
          </table:table-cell>
          <table:table-cell table:style-name="ce2" table:formula="of:=[.I16]/[.C$25]" office:value-type="float" office:value="2.44140625" calcext:value-type="float">
            <text:p>2.44140625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Y = Co + pmgc Y + I</text:p>
          </table:table-cell>
          <table:table-cell table:style-name="ce2" table:number-columns-repeated="6"/>
          <table:table-cell table:style-name="ce2" table:formula="of:=[.H17]/[.C$25]" office:value-type="float" office:value="3.662109375" calcext:value-type="float">
            <text:p>3.662109375</text:p>
          </table:table-cell>
          <table:table-cell table:style-name="ce2" table:formula="of:=[.I17]/[.C$25]" office:value-type="float" office:value="1.220703125" calcext:value-type="float">
            <text:p>1.220703125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Y - pmgc Y = Co + I</text:p>
          </table:table-cell>
          <table:table-cell table:style-name="ce2" table:number-columns-repeated="6"/>
          <table:table-cell table:style-name="ce2" table:formula="of:=[.H18]/[.C$25]" office:value-type="float" office:value="1.8310546875" calcext:value-type="float">
            <text:p>1.8310546875</text:p>
          </table:table-cell>
          <table:table-cell table:style-name="ce2" table:formula="of:=[.I18]/[.C$25]" office:value-type="float" office:value="0.6103515625" calcext:value-type="float">
            <text:p>0.6103515625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(1 - pmgc) Y = A</text:p>
          </table:table-cell>
          <table:table-cell table:style-name="ce2"/>
          <table:table-cell table:style-name="ce2" table:formula="of:=(1-[.C8])*[.C26]" office:value-type="float" office:value="0" calcext:value-type="float">
            <text:p>0</text:p>
          </table:table-cell>
          <table:table-cell table:style-name="ce2" table:number-columns-repeated="4"/>
          <table:table-cell table:style-name="ce2" table:formula="of:=[.H19]/[.C$25]" office:value-type="float" office:value="0.91552734375" calcext:value-type="float">
            <text:p>0.91552734375</text:p>
          </table:table-cell>
          <table:table-cell table:style-name="ce2" table:formula="of:=[.I19]/[.C$25]" office:value-type="float" office:value="0.30517578125" calcext:value-type="float">
            <text:p>0.30517578125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3" office:value-type="string" calcext:value-type="string">
            <text:p>Y = A / (1 - pmgc)</text:p>
          </table:table-cell>
          <table:table-cell table:style-name="ce6"/>
          <table:table-cell table:style-name="ce2" table:number-columns-repeated="4"/>
          <table:table-cell table:style-name="ce2" table:formula="of:=[.H20]/[.C$25]" office:value-type="float" office:value="0.457763671875" calcext:value-type="float">
            <text:p>0.457763671875</text:p>
          </table:table-cell>
          <table:table-cell table:style-name="ce2" table:formula="of:=[.I20]/[.C$25]" office:value-type="float" office:value="0.152587890625" calcext:value-type="float">
            <text:p>0.152587890625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3" office:value-type="string" calcext:value-type="string">
            <text:p>Y = (1 / (1 - pmgc)) A</text:p>
          </table:table-cell>
          <table:table-cell table:style-name="ce6"/>
          <table:table-cell table:style-name="ce2" table:number-columns-repeated="4"/>
          <table:table-cell table:style-name="ce2" table:formula="of:=[.H21]/[.C$25]" office:value-type="float" office:value="0.2288818359375" calcext:value-type="float">
            <text:p>0.2288818359375</text:p>
          </table:table-cell>
          <table:table-cell table:style-name="ce2" table:formula="of:=[.I21]/[.C$25]" office:value-type="float" office:value="0.0762939453125" calcext:value-type="float">
            <text:p>0.0762939453125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table:number-columns-repeated="7"/>
          <table:table-cell table:style-name="ce2" table:formula="of:=[.H22]/[.C$25]" office:value-type="float" office:value="0.11444091796875" calcext:value-type="float">
            <text:p>0.11444091796875</text:p>
          </table:table-cell>
          <table:table-cell table:style-name="ce2" table:formula="of:=[.I22]/[.C$25]" office:value-type="float" office:value="0.03814697265625" calcext:value-type="float">
            <text:p>0.03814697265625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K: multiplicador de investimentos</text:p>
          </table:table-cell>
          <table:table-cell table:style-name="ce2" table:number-columns-repeated="6"/>
          <table:table-cell table:style-name="ce2" table:formula="of:=[.H23]/[.C$25]" office:value-type="float" office:value="0.057220458984375" calcext:value-type="float">
            <text:p>0.057220458984375</text:p>
          </table:table-cell>
          <table:table-cell table:style-name="ce2" table:formula="of:=[.I23]/[.C$25]" office:value-type="float" office:value="0.019073486328125" calcext:value-type="float">
            <text:p>0.019073486328125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3" office:value-type="string" calcext:value-type="string">
            <text:p>K = 1 / (1 - pmgc)</text:p>
          </table:table-cell>
          <table:table-cell table:style-name="ce6" table:formula="of:=1/(1-[.C8])" office:value-type="float" office:value="2" calcext:value-type="float">
            <text:p>2</text:p>
          </table:table-cell>
          <table:table-cell table:style-name="ce2" table:number-columns-repeated="4"/>
          <table:table-cell table:style-name="ce2" table:formula="of:=[.H24]/[.C$25]" office:value-type="float" office:value="0.0286102294921875" calcext:value-type="float">
            <text:p>0.028610229492188</text:p>
          </table:table-cell>
          <table:table-cell table:style-name="ce2" table:formula="of:=[.I24]/[.C$25]" office:value-type="float" office:value="0.0095367431640625" calcext:value-type="float">
            <text:p>0.009536743164063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3" office:value-type="string" calcext:value-type="string">
            <text:p>Y = K A</text:p>
          </table:table-cell>
          <table:table-cell table:style-name="ce6"/>
          <table:table-cell table:style-name="ce2" table:number-columns-repeated="4"/>
          <table:table-cell table:style-name="ce2" table:formula="of:=[.H25]/[.C$25]" office:value-type="float" office:value="0.0143051147460938" calcext:value-type="float">
            <text:p>0.014305114746094</text:p>
          </table:table-cell>
          <table:table-cell table:style-name="ce2" table:formula="of:=[.I25]/[.C$25]" office:value-type="float" office:value="0.00476837158203125" calcext:value-type="float">
            <text:p>0.004768371582031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table:number-columns-repeated="7"/>
          <table:table-cell table:style-name="ce2" table:formula="of:=[.H26]/[.C$25]" office:value-type="float" office:value="0.00715255737304688" calcext:value-type="float">
            <text:p>0.007152557373047</text:p>
          </table:table-cell>
          <table:table-cell table:style-name="ce2" table:formula="of:=[.I26]/[.C$25]" office:value-type="float" office:value="0.00238418579101562" calcext:value-type="float">
            <text:p>0.002384185791016</text:p>
          </table:table-cell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table:number-columns-repeated="12"/>
          <table:table-cell table:number-columns-repeated="1012"/>
        </table:table-row>
        <table:table-row table:style-name="ro1" table:number-rows-repeated="972">
          <table:table-cell table:number-columns-repeated="2"/>
          <table:table-cell table:style-name="ce2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4:14:37</meta:creation-date>
    <meta:initial-creator>Kassio Pereira Schaider</meta:initial-creator>
    <meta:document-statistic meta:table-count="1" meta:cell-count="89" meta:object-count="0"/>
    <meta:generator>LibreOfficeDev/6.0.5.2$Linux_X86_64 LibreOffice_project/</meta:generator>
    <meta:user-defined meta:name="WorkbookGuid">7f900f38-6cad-4a95-96a2-d9c47c108319</meta:user-defined>
  </office:meta>
</office:document-meta>
</file>